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d4e" officeooo:paragraph-rsid="00054d4e"/>
    </style:style>
    <style:style style:name="P2" style:family="paragraph" style:parent-style-name="Standard">
      <style:text-properties officeooo:rsid="00067ea1" officeooo:paragraph-rsid="00067ea1"/>
    </style:style>
    <style:style style:name="P3" style:family="paragraph" style:parent-style-name="Standard">
      <style:text-properties officeooo:rsid="00081b57" officeooo:paragraph-rsid="00081b57"/>
    </style:style>
    <style:style style:name="P4" style:family="paragraph" style:parent-style-name="Standard">
      <style:text-properties officeooo:rsid="0008b91c" officeooo:paragraph-rsid="0008b91c"/>
    </style:style>
    <style:style style:name="P5" style:family="paragraph" style:parent-style-name="Standard">
      <style:text-properties officeooo:rsid="0009f1ee" officeooo:paragraph-rsid="0009f1ee"/>
    </style:style>
    <style:style style:name="P6" style:family="paragraph" style:parent-style-name="Standard">
      <style:text-properties officeooo:rsid="000bab86" officeooo:paragraph-rsid="000bab86"/>
    </style:style>
    <style:style style:name="P7" style:family="paragraph" style:parent-style-name="Standard">
      <style:text-properties officeooo:rsid="000e9bd3" officeooo:paragraph-rsid="000e9bd3"/>
    </style:style>
    <style:style style:name="P8" style:family="paragraph" style:parent-style-name="Standard">
      <style:text-properties fo:language="en" fo:country="US" officeooo:rsid="0010539e" officeooo:paragraph-rsid="0010539e"/>
    </style:style>
    <style:style style:name="P9" style:family="paragraph" style:parent-style-name="Standard">
      <style:text-properties fo:language="en" fo:country="US" officeooo:rsid="00110223" officeooo:paragraph-rsid="00110223"/>
    </style:style>
    <style:style style:name="P10" style:family="paragraph" style:parent-style-name="Standard">
      <style:text-properties fo:language="en" fo:country="US" officeooo:rsid="00111145" officeooo:paragraph-rsid="00111145"/>
    </style:style>
    <style:style style:name="P11" style:family="paragraph" style:parent-style-name="Standard">
      <style:text-properties fo:language="en" fo:country="US" officeooo:rsid="0012f04e" officeooo:paragraph-rsid="0012f04e"/>
    </style:style>
    <style:style style:name="P12" style:family="paragraph" style:parent-style-name="Standard">
      <style:text-properties fo:language="en" fo:country="US" officeooo:rsid="00181f02" officeooo:paragraph-rsid="00181f02"/>
    </style:style>
    <style:style style:name="P13" style:family="paragraph" style:parent-style-name="Standard">
      <style:text-properties fo:language="en" fo:country="US" officeooo:rsid="0019c45f" officeooo:paragraph-rsid="0019c45f"/>
    </style:style>
    <style:style style:name="P14" style:family="paragraph" style:parent-style-name="Standard">
      <style:text-properties fo:language="en" fo:country="US" officeooo:rsid="001e08d2" officeooo:paragraph-rsid="001e08d2"/>
    </style:style>
    <style:style style:name="P15" style:family="paragraph" style:parent-style-name="Standard">
      <style:text-properties fo:language="en" fo:country="US" officeooo:rsid="001f9158" officeooo:paragraph-rsid="001f9158"/>
    </style:style>
    <style:style style:name="P16" style:family="paragraph" style:parent-style-name="Standard">
      <style:text-properties fo:language="en" fo:country="US" officeooo:rsid="001fb2ef" officeooo:paragraph-rsid="001fb2ef"/>
    </style:style>
    <style:style style:name="P17" style:family="paragraph" style:parent-style-name="Standard">
      <style:text-properties fo:language="en" fo:country="US" officeooo:rsid="00219bc3" officeooo:paragraph-rsid="00219bc3"/>
    </style:style>
    <style:style style:name="P18" style:family="paragraph" style:parent-style-name="Standard">
      <style:text-properties fo:language="en" fo:country="US" officeooo:rsid="002256e8" officeooo:paragraph-rsid="002256e8"/>
    </style:style>
    <style:style style:name="P19" style:family="paragraph" style:parent-style-name="Standard">
      <style:text-properties fo:language="en" fo:country="US" officeooo:rsid="002256e8" officeooo:paragraph-rsid="0033de95"/>
    </style:style>
    <style:style style:name="P20" style:family="paragraph" style:parent-style-name="Standard">
      <style:text-properties fo:language="en" fo:country="US" officeooo:rsid="002438e3" officeooo:paragraph-rsid="002438e3"/>
    </style:style>
    <style:style style:name="P21" style:family="paragraph" style:parent-style-name="Standard">
      <style:text-properties fo:language="en" fo:country="US" officeooo:rsid="002438e3" officeooo:paragraph-rsid="0033de95"/>
    </style:style>
    <style:style style:name="P22" style:family="paragraph" style:parent-style-name="Standard">
      <style:text-properties fo:language="en" fo:country="US" officeooo:rsid="0025a150" officeooo:paragraph-rsid="0025a150"/>
    </style:style>
    <style:style style:name="P23" style:family="paragraph" style:parent-style-name="Standard">
      <style:text-properties fo:language="en" fo:country="US" officeooo:rsid="00279c23" officeooo:paragraph-rsid="00279c23"/>
    </style:style>
    <style:style style:name="P24" style:family="paragraph" style:parent-style-name="Standard">
      <style:text-properties fo:language="en" fo:country="US" officeooo:rsid="00280845" officeooo:paragraph-rsid="00280845"/>
    </style:style>
    <style:style style:name="P25" style:family="paragraph" style:parent-style-name="Standard">
      <style:text-properties fo:language="en" fo:country="US" officeooo:rsid="0028adb9" officeooo:paragraph-rsid="0028adb9"/>
    </style:style>
    <style:style style:name="P26" style:family="paragraph" style:parent-style-name="Standard">
      <style:text-properties fo:language="en" fo:country="US" officeooo:rsid="0028b1a3" officeooo:paragraph-rsid="0028b1a3"/>
    </style:style>
    <style:style style:name="P27" style:family="paragraph" style:parent-style-name="Standard">
      <style:text-properties fo:language="en" fo:country="US" officeooo:rsid="0029b595" officeooo:paragraph-rsid="0029b595"/>
    </style:style>
    <style:style style:name="P28" style:family="paragraph" style:parent-style-name="Standard">
      <style:text-properties fo:language="en" fo:country="US" officeooo:rsid="002a9ea0" officeooo:paragraph-rsid="002a9ea0"/>
    </style:style>
    <style:style style:name="P29" style:family="paragraph" style:parent-style-name="Standard">
      <style:text-properties fo:language="en" fo:country="US" officeooo:rsid="002e2ef2" officeooo:paragraph-rsid="002e2ef2"/>
    </style:style>
    <style:style style:name="P30" style:family="paragraph" style:parent-style-name="Standard">
      <style:text-properties fo:language="en" fo:country="US" officeooo:rsid="002eedc0" officeooo:paragraph-rsid="002eedc0"/>
    </style:style>
    <style:style style:name="P31" style:family="paragraph" style:parent-style-name="Standard">
      <style:text-properties fo:language="en" fo:country="US" officeooo:rsid="0030d576" officeooo:paragraph-rsid="0030d576"/>
    </style:style>
    <style:style style:name="P32" style:family="paragraph" style:parent-style-name="Standard">
      <style:text-properties fo:language="en" fo:country="US" officeooo:rsid="00324a92" officeooo:paragraph-rsid="00324a92"/>
    </style:style>
    <style:style style:name="P33" style:family="paragraph" style:parent-style-name="Standard">
      <style:text-properties fo:language="en" fo:country="US" officeooo:rsid="0033de95" officeooo:paragraph-rsid="0033de95"/>
    </style:style>
    <style:style style:name="P34" style:family="paragraph" style:parent-style-name="Standard">
      <style:text-properties fo:language="en" fo:country="US" officeooo:rsid="0035b4df" officeooo:paragraph-rsid="0035b4df"/>
    </style:style>
    <style:style style:name="P35" style:family="paragraph" style:parent-style-name="Standard">
      <style:text-properties fo:language="en" fo:country="US" officeooo:rsid="00373d6a" officeooo:paragraph-rsid="00373d6a"/>
    </style:style>
    <style:style style:name="P36" style:family="paragraph" style:parent-style-name="Standard">
      <style:text-properties fo:language="en" fo:country="US" officeooo:rsid="0039399e" officeooo:paragraph-rsid="0039399e"/>
    </style:style>
    <style:style style:name="P37" style:family="paragraph" style:parent-style-name="Standard">
      <style:text-properties fo:language="en" fo:country="US" officeooo:rsid="0039399e" officeooo:paragraph-rsid="003a6fc1"/>
    </style:style>
    <style:style style:name="P38" style:family="paragraph" style:parent-style-name="Standard">
      <style:text-properties fo:language="en" fo:country="US" officeooo:rsid="003a6fc1" officeooo:paragraph-rsid="003a6fc1"/>
    </style:style>
    <style:style style:name="P39" style:family="paragraph" style:parent-style-name="Standard">
      <style:text-properties fo:language="en" fo:country="US" officeooo:rsid="003c4247" officeooo:paragraph-rsid="003c4247"/>
    </style:style>
    <style:style style:name="P40" style:family="paragraph" style:parent-style-name="Standard">
      <style:text-properties fo:language="en" fo:country="US" officeooo:rsid="003ca9f3" officeooo:paragraph-rsid="003ca9f3"/>
    </style:style>
    <style:style style:name="P41" style:family="paragraph" style:parent-style-name="Standard">
      <style:text-properties fo:language="en" fo:country="US" officeooo:rsid="003d8079" officeooo:paragraph-rsid="003d8079"/>
    </style:style>
    <style:style style:name="P42" style:family="paragraph" style:parent-style-name="Standard">
      <style:text-properties fo:language="en" fo:country="US" officeooo:rsid="0040150f" officeooo:paragraph-rsid="0040150f"/>
    </style:style>
    <style:style style:name="P43" style:family="paragraph" style:parent-style-name="Text_20_body">
      <style:text-properties officeooo:paragraph-rsid="001444f7"/>
    </style:style>
    <style:style style:name="P44" style:family="paragraph" style:parent-style-name="Text_20_body">
      <style:text-properties fo:language="en" fo:country="US"/>
    </style:style>
    <style:style style:name="P45" style:family="paragraph" style:parent-style-name="Text_20_body">
      <style:text-properties fo:language="en" fo:country="US" officeooo:rsid="0042343f" officeooo:paragraph-rsid="0042343f"/>
    </style:style>
    <style:style style:name="P46" style:family="paragraph" style:parent-style-name="Text_20_body">
      <style:text-properties fo:language="en" fo:country="US" officeooo:rsid="0042fdf9" officeooo:paragraph-rsid="0042fdf9"/>
    </style:style>
    <style:style style:name="P47" style:family="paragraph" style:parent-style-name="Text_20_body">
      <style:text-properties fo:language="en" fo:country="US" officeooo:rsid="0047edef" officeooo:paragraph-rsid="0047edef"/>
    </style:style>
    <style:style style:name="P48" style:family="paragraph" style:parent-style-name="Text_20_body">
      <style:text-properties fo:language="en" fo:country="US" officeooo:rsid="004a356a" officeooo:paragraph-rsid="004a356a"/>
    </style:style>
    <style:style style:name="P49" style:family="paragraph" style:parent-style-name="Text_20_body">
      <style:text-properties fo:language="en" fo:country="US" officeooo:rsid="004c2760" officeooo:paragraph-rsid="004c2760"/>
    </style:style>
    <style:style style:name="P50" style:family="paragraph" style:parent-style-name="Text_20_body">
      <style:text-properties fo:language="en" fo:country="US" officeooo:rsid="004e4618" officeooo:paragraph-rsid="004e4618"/>
    </style:style>
    <style:style style:name="P51" style:family="paragraph" style:parent-style-name="Text_20_body">
      <style:text-properties fo:language="en" fo:country="US" officeooo:rsid="00501ca1" officeooo:paragraph-rsid="00501ca1"/>
    </style:style>
    <style:style style:name="P52" style:family="paragraph" style:parent-style-name="Text_20_body">
      <style:text-properties fo:language="en" fo:country="US" officeooo:rsid="00531f6c" officeooo:paragraph-rsid="00531f6c"/>
    </style:style>
    <style:style style:name="P53" style:family="paragraph" style:parent-style-name="Text_20_body">
      <style:text-properties fo:language="en" fo:country="US" officeooo:rsid="0053915f" officeooo:paragraph-rsid="0053915f"/>
    </style:style>
    <style:style style:name="P54" style:family="paragraph" style:parent-style-name="Text_20_body">
      <style:text-properties fo:language="en" fo:country="US" officeooo:rsid="0054d355" officeooo:paragraph-rsid="0054d355"/>
    </style:style>
    <style:style style:name="P55" style:family="paragraph" style:parent-style-name="Text_20_body">
      <style:text-properties fo:language="en" fo:country="US" officeooo:rsid="005df6d7" officeooo:paragraph-rsid="005df6d7"/>
    </style:style>
    <style:style style:name="P56" style:family="paragraph" style:parent-style-name="Text_20_body">
      <style:text-properties fo:language="en" fo:country="US" officeooo:rsid="0060a468" officeooo:paragraph-rsid="0060a468"/>
    </style:style>
    <style:style style:name="P57" style:family="paragraph" style:parent-style-name="Text_20_body">
      <style:text-properties fo:language="en" fo:country="US" officeooo:rsid="006227be" officeooo:paragraph-rsid="006227be"/>
    </style:style>
    <style:style style:name="P58" style:family="paragraph" style:parent-style-name="Text_20_body">
      <style:text-properties fo:language="en" fo:country="US" officeooo:rsid="00636bb4" officeooo:paragraph-rsid="00636bb4"/>
    </style:style>
    <style:style style:name="P59" style:family="paragraph" style:parent-style-name="Text_20_body">
      <style:text-properties fo:language="en" fo:country="US" officeooo:rsid="006535b6" officeooo:paragraph-rsid="006535b6"/>
    </style:style>
    <style:style style:name="P60" style:family="paragraph" style:parent-style-name="Text_20_body">
      <style:text-properties fo:language="en" fo:country="US" officeooo:rsid="006535b6" officeooo:paragraph-rsid="00670dc3"/>
    </style:style>
    <style:style style:name="P61" style:family="paragraph" style:parent-style-name="Text_20_body">
      <style:text-properties fo:language="en" fo:country="US" officeooo:rsid="0068282d" officeooo:paragraph-rsid="0068282d"/>
    </style:style>
    <style:style style:name="P62" style:family="paragraph" style:parent-style-name="Text_20_body">
      <style:text-properties fo:language="en" fo:country="US" officeooo:rsid="0068acfe" officeooo:paragraph-rsid="0068acfe"/>
    </style:style>
    <style:style style:name="P63" style:family="paragraph" style:parent-style-name="Text_20_body">
      <style:text-properties fo:language="en" fo:country="US" officeooo:rsid="0069947a" officeooo:paragraph-rsid="0069947a"/>
    </style:style>
    <style:style style:name="P64" style:family="paragraph" style:parent-style-name="Text_20_body">
      <style:text-properties fo:language="en" fo:country="US" officeooo:rsid="0069947a" officeooo:paragraph-rsid="006b1c22"/>
    </style:style>
    <style:style style:name="P65" style:family="paragraph" style:parent-style-name="Text_20_body">
      <style:text-properties fo:language="en" fo:country="US" officeooo:rsid="006d0bee" officeooo:paragraph-rsid="006d0bee"/>
    </style:style>
    <style:style style:name="P66" style:family="paragraph" style:parent-style-name="Text_20_body">
      <style:text-properties fo:language="en" fo:country="US" officeooo:rsid="0070df11" officeooo:paragraph-rsid="0070df11"/>
    </style:style>
    <style:style style:name="P67" style:family="paragraph" style:parent-style-name="Text_20_body">
      <style:text-properties fo:language="en" fo:country="US" officeooo:rsid="00721e3c" officeooo:paragraph-rsid="0075394e"/>
    </style:style>
    <style:style style:name="P68" style:family="paragraph" style:parent-style-name="Text_20_body">
      <style:text-properties fo:language="en" fo:country="US" officeooo:rsid="00735ad7" officeooo:paragraph-rsid="007672e7"/>
    </style:style>
    <style:style style:name="P69" style:family="paragraph" style:parent-style-name="Text_20_body">
      <style:text-properties fo:language="en" fo:country="US" officeooo:rsid="007672e7" officeooo:paragraph-rsid="0079a52f"/>
    </style:style>
    <style:style style:name="P70" style:family="paragraph" style:parent-style-name="Text_20_body">
      <style:text-properties fo:language="en" fo:country="US" officeooo:rsid="007b16fe" officeooo:paragraph-rsid="007b16fe"/>
    </style:style>
    <style:style style:name="P71" style:family="paragraph" style:parent-style-name="Text_20_body">
      <style:text-properties fo:language="en" fo:country="US" officeooo:rsid="007d9d3e" officeooo:paragraph-rsid="007d9d3e"/>
    </style:style>
    <style:style style:name="P72" style:family="paragraph" style:parent-style-name="Text_20_body">
      <style:text-properties fo:language="en" fo:country="US" officeooo:rsid="007f2955" officeooo:paragraph-rsid="007f9455"/>
    </style:style>
    <style:style style:name="P73" style:family="paragraph" style:parent-style-name="Text_20_body">
      <style:text-properties fo:language="en" fo:country="US" officeooo:rsid="007fd1a5" officeooo:paragraph-rsid="007fd1a5"/>
    </style:style>
    <style:style style:name="P74" style:family="paragraph" style:parent-style-name="Text_20_body">
      <style:text-properties fo:language="en" fo:country="US" officeooo:rsid="00804efd" officeooo:paragraph-rsid="00804efd"/>
    </style:style>
    <style:style style:name="P75" style:family="paragraph" style:parent-style-name="Text_20_body">
      <style:text-properties fo:language="en" fo:country="US" officeooo:rsid="0081d986" officeooo:paragraph-rsid="0081d986"/>
    </style:style>
    <style:style style:name="P76" style:family="paragraph" style:parent-style-name="Text_20_body">
      <style:text-properties fo:language="en" fo:country="US" officeooo:rsid="0083b232" officeooo:paragraph-rsid="0083b232"/>
    </style:style>
    <style:style style:name="P77" style:family="paragraph" style:parent-style-name="Text_20_body">
      <style:text-properties fo:language="en" fo:country="US" officeooo:rsid="008572c5" officeooo:paragraph-rsid="008572c5"/>
    </style:style>
    <style:style style:name="P78" style:family="paragraph" style:parent-style-name="Text_20_body">
      <style:text-properties fo:language="en" fo:country="US" officeooo:rsid="00871d8a" officeooo:paragraph-rsid="0083b232"/>
    </style:style>
    <style:style style:name="P79" style:family="paragraph" style:parent-style-name="Text_20_body">
      <style:text-properties fo:language="en" fo:country="US" officeooo:rsid="00871d8a" officeooo:paragraph-rsid="00871d8a"/>
    </style:style>
    <style:style style:name="P80" style:family="paragraph" style:parent-style-name="Text_20_body">
      <style:text-properties fo:language="en" fo:country="US" officeooo:rsid="00871d8a" officeooo:paragraph-rsid="0088807d"/>
    </style:style>
    <style:style style:name="P81" style:family="paragraph" style:parent-style-name="Text_20_body">
      <style:text-properties fo:language="en" fo:country="US" officeooo:rsid="0088807d" officeooo:paragraph-rsid="0088807d"/>
    </style:style>
    <style:style style:name="P82" style:family="paragraph" style:parent-style-name="Text_20_body">
      <style:text-properties fo:language="en" fo:country="US" officeooo:rsid="008896e9" officeooo:paragraph-rsid="008896e9"/>
    </style:style>
    <style:style style:name="P83" style:family="paragraph" style:parent-style-name="Text_20_body">
      <style:text-properties fo:language="en" fo:country="US" officeooo:rsid="008a2366" officeooo:paragraph-rsid="008a2366"/>
    </style:style>
    <style:style style:name="P84" style:family="paragraph" style:parent-style-name="Text_20_body">
      <style:text-properties fo:language="en" fo:country="US" officeooo:rsid="008bfc2e" officeooo:paragraph-rsid="008bfc2e"/>
    </style:style>
    <style:style style:name="P85" style:family="paragraph" style:parent-style-name="Text_20_body">
      <style:text-properties fo:language="en" fo:country="US" officeooo:rsid="008cc272" officeooo:paragraph-rsid="008cc272"/>
    </style:style>
    <style:style style:name="P86" style:family="paragraph" style:parent-style-name="Text_20_body">
      <style:text-properties fo:language="en" fo:country="US" officeooo:rsid="008cc272" officeooo:paragraph-rsid="00e1fed2"/>
    </style:style>
    <style:style style:name="P87" style:family="paragraph" style:parent-style-name="Text_20_body">
      <style:text-properties fo:language="en" fo:country="US" officeooo:rsid="008e9f36" officeooo:paragraph-rsid="008e9f36"/>
    </style:style>
    <style:style style:name="P88" style:family="paragraph" style:parent-style-name="Text_20_body">
      <style:text-properties fo:language="en" fo:country="US" officeooo:rsid="0092d0c9" officeooo:paragraph-rsid="00918107"/>
    </style:style>
    <style:style style:name="P89" style:family="paragraph" style:parent-style-name="Text_20_body">
      <style:text-properties fo:language="en" fo:country="US" officeooo:rsid="0092d0c9" officeooo:paragraph-rsid="0092d0c9"/>
    </style:style>
    <style:style style:name="P90" style:family="paragraph" style:parent-style-name="Text_20_body">
      <style:text-properties fo:language="en" fo:country="US" officeooo:rsid="0092d0c9" officeooo:paragraph-rsid="0095307c"/>
    </style:style>
    <style:style style:name="P91" style:family="paragraph" style:parent-style-name="Text_20_body">
      <style:text-properties fo:language="en" fo:country="US" officeooo:rsid="009345ff" officeooo:paragraph-rsid="009345ff"/>
    </style:style>
    <style:style style:name="P92" style:family="paragraph" style:parent-style-name="Text_20_body">
      <style:text-properties fo:language="en" fo:country="US" officeooo:rsid="00960409" officeooo:paragraph-rsid="00960409"/>
    </style:style>
    <style:style style:name="P93" style:family="paragraph" style:parent-style-name="Text_20_body">
      <style:text-properties fo:language="en" fo:country="US" officeooo:rsid="0095307c" officeooo:paragraph-rsid="0095307c"/>
    </style:style>
    <style:style style:name="P94" style:family="paragraph" style:parent-style-name="Text_20_body">
      <style:text-properties fo:language="en" fo:country="US" officeooo:rsid="0098e254" officeooo:paragraph-rsid="0098e254"/>
    </style:style>
    <style:style style:name="P95" style:family="paragraph" style:parent-style-name="Text_20_body">
      <style:text-properties fo:language="en" fo:country="US" officeooo:rsid="009ac381" officeooo:paragraph-rsid="009ac381"/>
    </style:style>
    <style:style style:name="P96" style:family="paragraph" style:parent-style-name="Text_20_body">
      <style:text-properties fo:language="en" fo:country="US" officeooo:rsid="009b943a" officeooo:paragraph-rsid="009b943a"/>
    </style:style>
    <style:style style:name="P97" style:family="paragraph" style:parent-style-name="Text_20_body">
      <style:text-properties fo:language="en" fo:country="US" officeooo:rsid="009bce89" officeooo:paragraph-rsid="009bce89"/>
    </style:style>
    <style:style style:name="P98" style:family="paragraph" style:parent-style-name="Text_20_body">
      <style:text-properties fo:language="en" fo:country="US" officeooo:rsid="009c0595" officeooo:paragraph-rsid="009c0595"/>
    </style:style>
    <style:style style:name="P99" style:family="paragraph" style:parent-style-name="Text_20_body">
      <style:text-properties fo:language="en" fo:country="US" officeooo:rsid="009e7367" officeooo:paragraph-rsid="009e7367"/>
    </style:style>
    <style:style style:name="P100" style:family="paragraph" style:parent-style-name="Text_20_body">
      <style:text-properties fo:language="en" fo:country="US" officeooo:rsid="009ed0b1" officeooo:paragraph-rsid="009ed0b1"/>
    </style:style>
    <style:style style:name="P101" style:family="paragraph" style:parent-style-name="Text_20_body">
      <style:text-properties fo:language="en" fo:country="US" officeooo:rsid="009fff8e" officeooo:paragraph-rsid="009fff8e"/>
    </style:style>
    <style:style style:name="P102" style:family="paragraph" style:parent-style-name="Text_20_body">
      <style:text-properties fo:language="en" fo:country="US" officeooo:rsid="00a1340b" officeooo:paragraph-rsid="00a1340b"/>
    </style:style>
    <style:style style:name="P103" style:family="paragraph" style:parent-style-name="Text_20_body">
      <style:text-properties fo:language="en" fo:country="US" officeooo:rsid="00a2e41d" officeooo:paragraph-rsid="00ad1897"/>
    </style:style>
    <style:style style:name="P104" style:family="paragraph" style:parent-style-name="Text_20_body">
      <style:text-properties fo:language="en" fo:country="US" officeooo:rsid="00a7eede" officeooo:paragraph-rsid="00a7eede"/>
    </style:style>
    <style:style style:name="P105" style:family="paragraph" style:parent-style-name="Text_20_body">
      <style:text-properties fo:language="en" fo:country="US" officeooo:rsid="00b43166" officeooo:paragraph-rsid="00b43166"/>
    </style:style>
    <style:style style:name="P106" style:family="paragraph" style:parent-style-name="Text_20_body">
      <style:text-properties fo:language="en" fo:country="US" officeooo:rsid="00b7c461" officeooo:paragraph-rsid="00b4eb1f"/>
    </style:style>
    <style:style style:name="P107" style:family="paragraph" style:parent-style-name="Text_20_body">
      <style:text-properties fo:language="en" fo:country="US" officeooo:rsid="00bb3e2a" officeooo:paragraph-rsid="00bb3e2a"/>
    </style:style>
    <style:style style:name="P108" style:family="paragraph" style:parent-style-name="Text_20_body">
      <style:text-properties fo:language="en" fo:country="US" officeooo:rsid="00c87a3c" officeooo:paragraph-rsid="00c87a3c"/>
    </style:style>
    <style:style style:name="P109" style:family="paragraph" style:parent-style-name="Text_20_body">
      <style:text-properties fo:language="en" fo:country="US" officeooo:rsid="00ca1077" officeooo:paragraph-rsid="00ca1077"/>
    </style:style>
    <style:style style:name="P110" style:family="paragraph" style:parent-style-name="Text_20_body">
      <style:text-properties fo:language="en" fo:country="US" officeooo:rsid="00dd373a" officeooo:paragraph-rsid="00dd373a"/>
    </style:style>
    <style:style style:name="P111" style:family="paragraph" style:parent-style-name="Text_20_body">
      <style:text-properties fo:language="en" fo:country="US" officeooo:rsid="00e7f1cf" officeooo:paragraph-rsid="00e7f1cf"/>
    </style:style>
    <style:style style:name="P112" style:family="paragraph" style:parent-style-name="Text_20_body">
      <style:text-properties fo:language="en" fo:country="US" officeooo:rsid="00e7f1cf" officeooo:paragraph-rsid="01052ebc"/>
    </style:style>
    <style:style style:name="P113" style:family="paragraph" style:parent-style-name="Text_20_body">
      <style:text-properties fo:language="en" fo:country="US" officeooo:rsid="01052ebc" officeooo:paragraph-rsid="01052ebc"/>
    </style:style>
    <style:style style:name="P114" style:family="paragraph" style:parent-style-name="Text_20_body">
      <style:text-properties fo:language="en" fo:country="US" officeooo:rsid="01052ebc" officeooo:paragraph-rsid="0108caa6"/>
    </style:style>
    <style:style style:name="P115" style:family="paragraph" style:parent-style-name="Text_20_body">
      <style:text-properties fo:language="en" fo:country="US" officeooo:rsid="0110da7b" officeooo:paragraph-rsid="0110da7b"/>
    </style:style>
    <style:style style:name="P116" style:family="paragraph" style:parent-style-name="Text_20_body">
      <style:text-properties fo:language="en" fo:country="US" officeooo:rsid="011d092a"/>
    </style:style>
    <style:style style:name="P117" style:family="paragraph" style:parent-style-name="Text_20_body">
      <style:text-properties fo:language="es" fo:country="AR" officeooo:rsid="0090d413" officeooo:paragraph-rsid="0090d413"/>
    </style:style>
    <style:style style:name="P118" style:family="paragraph" style:parent-style-name="Text_20_body">
      <style:text-properties fo:language="es" fo:country="AR" officeooo:rsid="00918107" officeooo:paragraph-rsid="00918107"/>
    </style:style>
    <style:style style:name="P119" style:family="paragraph" style:parent-style-name="Text_20_body">
      <style:text-properties fo:language="es" fo:country="AR" officeooo:rsid="009345ff" officeooo:paragraph-rsid="009345ff"/>
    </style:style>
    <style:style style:name="P120" style:family="paragraph" style:parent-style-name="Text_20_body">
      <style:text-properties fo:language="es" fo:country="AR" officeooo:rsid="00b4eb1f" officeooo:paragraph-rsid="00b4eb1f"/>
    </style:style>
    <style:style style:name="P121" style:family="paragraph" style:parent-style-name="Text_20_body">
      <style:text-properties officeooo:rsid="013acbab" officeooo:paragraph-rsid="013acbab"/>
    </style:style>
    <style:style style:name="T1" style:family="text">
      <style:text-properties officeooo:rsid="000997e5"/>
    </style:style>
    <style:style style:name="T2" style:family="text">
      <style:text-properties officeooo:rsid="0012f04e"/>
    </style:style>
    <style:style style:name="T3" style:family="text">
      <style:text-properties officeooo:rsid="00136822"/>
    </style:style>
    <style:style style:name="T4" style:family="text">
      <style:text-properties fo:language="en" fo:country="US"/>
    </style:style>
    <style:style style:name="T5" style:family="text">
      <style:text-properties fo:language="en" fo:country="US" officeooo:rsid="00136822"/>
    </style:style>
    <style:style style:name="T6" style:family="text">
      <style:text-properties fo:language="en" fo:country="US" officeooo:rsid="0013e973"/>
    </style:style>
    <style:style style:name="T7" style:family="text">
      <style:text-properties fo:language="en" fo:country="US" officeooo:rsid="0012f04e"/>
    </style:style>
    <style:style style:name="T8" style:family="text">
      <style:text-properties fo:language="en" fo:country="US" officeooo:rsid="0092d0c9"/>
    </style:style>
    <style:style style:name="T9" style:family="text">
      <style:text-properties fo:language="en" fo:country="US" officeooo:rsid="00960409"/>
    </style:style>
    <style:style style:name="T10" style:family="text">
      <style:text-properties fo:language="en" fo:country="US" officeooo:rsid="00b6134f"/>
    </style:style>
    <style:style style:name="T11" style:family="text">
      <style:text-properties fo:language="en" fo:country="US" officeooo:rsid="00b769e4"/>
    </style:style>
    <style:style style:name="T12" style:family="text">
      <style:text-properties fo:language="en" fo:country="US" officeooo:rsid="00b7c461"/>
    </style:style>
    <style:style style:name="T13" style:family="text">
      <style:text-properties fo:language="en" fo:country="US" officeooo:rsid="01155f72"/>
    </style:style>
    <style:style style:name="T14" style:family="text">
      <style:text-properties fo:language="en" fo:country="US" officeooo:rsid="011bf7fd"/>
    </style:style>
    <style:style style:name="T15" style:family="text">
      <style:text-properties fo:language="en" fo:country="US" officeooo:rsid="011d092a"/>
    </style:style>
    <style:style style:name="T16" style:family="text">
      <style:text-properties fo:language="en" fo:country="US" officeooo:rsid="011d623c"/>
    </style:style>
    <style:style style:name="T17" style:family="text">
      <style:text-properties fo:language="en" fo:country="US" officeooo:rsid="011e5e24"/>
    </style:style>
    <style:style style:name="T18" style:family="text">
      <style:text-properties fo:language="en" fo:country="US" officeooo:rsid="012518a5"/>
    </style:style>
    <style:style style:name="T19" style:family="text">
      <style:text-properties fo:language="en" fo:country="US" officeooo:rsid="0126e988"/>
    </style:style>
    <style:style style:name="T20" style:family="text">
      <style:text-properties fo:language="en" fo:country="US" officeooo:rsid="012817e2"/>
    </style:style>
    <style:style style:name="T21" style:family="text">
      <style:text-properties fo:language="en" fo:country="US" officeooo:rsid="01282c89"/>
    </style:style>
    <style:style style:name="T22" style:family="text">
      <style:text-properties fo:language="en" fo:country="US" officeooo:rsid="0129d857"/>
    </style:style>
    <style:style style:name="T23" style:family="text">
      <style:text-properties fo:language="en" fo:country="US" officeooo:rsid="012a3dee"/>
    </style:style>
    <style:style style:name="T24" style:family="text">
      <style:text-properties fo:language="en" fo:country="US" officeooo:rsid="012c085f"/>
    </style:style>
    <style:style style:name="T25" style:family="text">
      <style:text-properties fo:language="en" fo:country="US" officeooo:rsid="012c6d93"/>
    </style:style>
    <style:style style:name="T26" style:family="text">
      <style:text-properties fo:language="en" fo:country="US" officeooo:rsid="012d7c9b"/>
    </style:style>
    <style:style style:name="T27" style:family="text">
      <style:text-properties fo:language="en" fo:country="US" officeooo:rsid="012e0556"/>
    </style:style>
    <style:style style:name="T28" style:family="text">
      <style:text-properties fo:language="en" fo:country="US" officeooo:rsid="012ff075"/>
    </style:style>
    <style:style style:name="T29" style:family="text">
      <style:text-properties fo:language="en" fo:country="US" officeooo:rsid="01307427"/>
    </style:style>
    <style:style style:name="T30" style:family="text">
      <style:text-properties fo:language="en" fo:country="US" style:text-underline-style="none"/>
    </style:style>
    <style:style style:name="T31" style:family="text">
      <style:text-properties fo:language="en" fo:country="US" style:text-underline-style="none" officeooo:rsid="0132563e"/>
    </style:style>
    <style:style style:name="T32" style:family="text">
      <style:text-properties fo:language="en" fo:country="US" style:text-underline-style="none" officeooo:rsid="0132d0d3"/>
    </style:style>
    <style:style style:name="T33" style:family="text">
      <style:text-properties fo:language="en" fo:country="US" style:text-underline-style="none" officeooo:rsid="0133785b"/>
    </style:style>
    <style:style style:name="T34" style:family="text">
      <style:text-properties fo:language="en" fo:country="US" style:text-underline-style="none" officeooo:rsid="01353b2c"/>
    </style:style>
    <style:style style:name="T35" style:family="text">
      <style:text-properties fo:language="en" fo:country="US" style:text-underline-style="none" officeooo:rsid="0135c098"/>
    </style:style>
    <style:style style:name="T36" style:family="text">
      <style:text-properties fo:language="en" fo:country="US" style:text-underline-style="none" officeooo:rsid="0135efcd"/>
    </style:style>
    <style:style style:name="T37" style:family="text">
      <style:text-properties fo:language="en" fo:country="US" style:text-underline-style="none" officeooo:rsid="01374aaf"/>
    </style:style>
    <style:style style:name="T38" style:family="text">
      <style:text-properties fo:language="en" fo:country="US" style:text-underline-style="none" officeooo:rsid="013c4667"/>
    </style:style>
    <style:style style:name="T39" style:family="text">
      <style:text-properties fo:language="en" fo:country="US" style:text-underline-style="none" officeooo:rsid="013dcf4c"/>
    </style:style>
    <style:style style:name="T40" style:family="text">
      <style:text-properties fo:language="en" fo:country="US" style:text-underline-style="none" officeooo:rsid="013e9740"/>
    </style:style>
    <style:style style:name="T41" style:family="text">
      <style:text-properties fo:language="en" fo:country="US" style:text-underline-style="none" officeooo:rsid="013fc6d0"/>
    </style:style>
    <style:style style:name="T42" style:family="text">
      <style:text-properties fo:language="en" fo:country="US" style:text-underline-style="none" officeooo:rsid="0142cc4b"/>
    </style:style>
    <style:style style:name="T43" style:family="text">
      <style:text-properties fo:language="en" fo:country="US" style:text-underline-style="none" officeooo:rsid="0142fc95"/>
    </style:style>
    <style:style style:name="T44" style:family="text">
      <style:text-properties fo:language="en" fo:country="US" style:text-underline-style="none" officeooo:rsid="0144e967"/>
    </style:style>
    <style:style style:name="T45" style:family="text">
      <style:text-properties fo:language="en" fo:country="US" style:text-underline-style="none" officeooo:rsid="01468fbf"/>
    </style:style>
    <style:style style:name="T46" style:family="text">
      <style:text-properties fo:language="en" fo:country="US" officeooo:rsid="0132563e"/>
    </style:style>
    <style:style style:name="T47" style:family="text">
      <style:text-properties officeooo:rsid="0016787e"/>
    </style:style>
    <style:style style:name="T48" style:family="text">
      <style:text-properties officeooo:rsid="001a9f76"/>
    </style:style>
    <style:style style:name="T49" style:family="text">
      <style:text-properties officeooo:rsid="00222061"/>
    </style:style>
    <style:style style:name="T50" style:family="text">
      <style:text-properties officeooo:rsid="002336c5"/>
    </style:style>
    <style:style style:name="T51" style:family="text">
      <style:text-properties officeooo:rsid="00255256"/>
    </style:style>
    <style:style style:name="T52" style:family="text">
      <style:text-properties officeooo:rsid="0027ebe0"/>
    </style:style>
    <style:style style:name="T53" style:family="text">
      <style:text-properties officeooo:rsid="002c5457"/>
    </style:style>
    <style:style style:name="T54" style:family="text">
      <style:text-properties officeooo:rsid="00324a92"/>
    </style:style>
    <style:style style:name="T55" style:family="text">
      <style:text-properties officeooo:rsid="0033de95"/>
    </style:style>
    <style:style style:name="T56" style:family="text">
      <style:text-properties officeooo:rsid="00388b26"/>
    </style:style>
    <style:style style:name="T57" style:family="text">
      <style:text-properties officeooo:rsid="003f15a8"/>
    </style:style>
    <style:style style:name="T58" style:family="text">
      <style:text-properties officeooo:rsid="00416b2e"/>
    </style:style>
    <style:style style:name="T59" style:family="text">
      <style:text-properties officeooo:rsid="00445223"/>
    </style:style>
    <style:style style:name="T60" style:family="text">
      <style:text-properties officeooo:rsid="004c2760"/>
    </style:style>
    <style:style style:name="T61" style:family="text">
      <style:text-properties officeooo:rsid="0058a0ca"/>
    </style:style>
    <style:style style:name="T62" style:family="text">
      <style:text-properties officeooo:rsid="005b730e"/>
    </style:style>
    <style:style style:name="T63" style:family="text">
      <style:text-properties officeooo:rsid="00670dc3"/>
    </style:style>
    <style:style style:name="T64" style:family="text">
      <style:text-properties officeooo:rsid="006a3a52"/>
    </style:style>
    <style:style style:name="T65" style:family="text">
      <style:text-properties officeooo:rsid="006b1c22"/>
    </style:style>
    <style:style style:name="T66" style:family="text">
      <style:text-properties officeooo:rsid="006eedae"/>
    </style:style>
    <style:style style:name="T67" style:family="text">
      <style:text-properties officeooo:rsid="0075394e"/>
    </style:style>
    <style:style style:name="T68" style:family="text">
      <style:text-properties officeooo:rsid="0077ab77"/>
    </style:style>
    <style:style style:name="T69" style:family="text">
      <style:text-properties officeooo:rsid="007cbb84"/>
    </style:style>
    <style:style style:name="T70" style:family="text">
      <style:text-properties officeooo:rsid="007f9455"/>
    </style:style>
    <style:style style:name="T71" style:family="text">
      <style:text-properties officeooo:rsid="0088bfdd"/>
    </style:style>
    <style:style style:name="T72" style:family="text">
      <style:text-properties officeooo:rsid="009081a8"/>
    </style:style>
    <style:style style:name="T73" style:family="text">
      <style:text-properties officeooo:rsid="0097c1d2"/>
    </style:style>
    <style:style style:name="T74" style:family="text">
      <style:text-properties officeooo:rsid="009bce89"/>
    </style:style>
    <style:style style:name="T75" style:family="text">
      <style:text-properties officeooo:rsid="009c0595"/>
    </style:style>
    <style:style style:name="T76" style:family="text">
      <style:text-properties officeooo:rsid="009cae0c"/>
    </style:style>
    <style:style style:name="T77" style:family="text">
      <style:text-properties officeooo:rsid="009ed0b1"/>
    </style:style>
    <style:style style:name="T78" style:family="text">
      <style:text-properties officeooo:rsid="009fff8e"/>
    </style:style>
    <style:style style:name="T79" style:family="text">
      <style:text-properties officeooo:rsid="00a46a9c"/>
    </style:style>
    <style:style style:name="T80" style:family="text">
      <style:text-properties officeooo:rsid="00a868be"/>
    </style:style>
    <style:style style:name="T81" style:family="text">
      <style:text-properties officeooo:rsid="00aa3d87"/>
    </style:style>
    <style:style style:name="T82" style:family="text">
      <style:text-properties officeooo:rsid="00b6134f"/>
    </style:style>
    <style:style style:name="T83" style:family="text">
      <style:text-properties officeooo:rsid="00bbf2be"/>
    </style:style>
    <style:style style:name="T84" style:family="text">
      <style:text-properties officeooo:rsid="00cbfe60"/>
    </style:style>
    <style:style style:name="T85" style:family="text">
      <style:text-properties officeooo:rsid="00e1fed2"/>
    </style:style>
    <style:style style:name="T86" style:family="text">
      <style:text-properties officeooo:rsid="00e87085"/>
    </style:style>
    <style:style style:name="T87" style:family="text">
      <style:text-properties officeooo:rsid="00eda656"/>
    </style:style>
    <style:style style:name="T88" style:family="text">
      <style:text-properties officeooo:rsid="01075280"/>
    </style:style>
    <style:style style:name="T89" style:family="text">
      <style:text-properties officeooo:rsid="0110da7b"/>
    </style:style>
    <style:style style:name="T90" style:family="text">
      <style:text-properties officeooo:rsid="01155f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1">TTN</text:span> $Image#1<text:span text:style-name="T51">TTN</text:span></text:p>
      <text:p text:style-name="P1"/>
      <text:p text:style-name="P1">Objetos 3D &gt; mesh filter &gt; contenedor</text:p>
      <text:p text:style-name="P1">Mesh renderer &gt; renderizador, dibujador</text:p>
      <text:p text:style-name="P1"/>
      <text:p text:style-name="P2">Rigid body es fisica</text:p>
      <text:p text:style-name="P2">Colider es colision</text:p>
      <text:p text:style-name="P2"/>
      <text:p text:style-name="P4">Frustum camara, <text:span text:style-name="T1">es el area que uno ve</text:span></text:p>
      <text:p text:style-name="P4"/>
      <text:p text:style-name="P5">Los scripts deben heredar de monobehavior para funcionar como componentes</text:p>
      <text:p text:style-name="P6">Start se ejecuta una vez y el Update una vez por frame</text:p>
      <text:p text:style-name="P6"/>
      <text:p text:style-name="P4"/>
      <text:p text:style-name="P7">Unity usa public para que se pueda ver en el inspector</text:p>
      <text:p text:style-name="P8">Al inicializar variables toma el de Unity en caso de ser publica. En todo caso hay que inicializarla en start.</text:p>
      <text:p text:style-name="P8"/>
      <text:p text:style-name="P9">Posicion mundo es con respecto al mundo. Posicion local es con respecto al padre.</text:p>
      <text:p text:style-name="P9"/>
      <text:p text:style-name="P10">Todos los componentes sin aclaracion son 3D, los que sean 2D lo aclaran.</text:p>
      <text:p text:style-name="P10"/>
      <text:p text:style-name="P10">Rigidbody es para hacer uso de la fisica. <text:span text:style-name="T2">Mass es para la masa, en kg. Drag es una “resistencia a la gravedad”. Angular drag es lo mismo pero cuando se gira en una rampa.</text:span></text:p>
      <text:p text:style-name="P11">Kinematic es que no usa las fuerzas. <text:span text:style-name="T47">Si no tuviera gravedad no caeria, pero otras fuerzas la pueden empujar. En cambio con kinematic no se puede empujar tampoco.</text:span></text:p>
      <text:p text:style-name="P43">Collision detection discrete es para detetar colisiones sin bajar rendimiento. <text:span text:style-name="T3">No se suelen usar los otros. Continue es para que revise en las trayectoria y lo </text:span><text:span text:style-name="T5">ver</text:span><text:span text:style-name="T6">ifi</text:span><text:span text:style-name="T5">que</text:span><text:span text:style-name="T3"> </text:span><text:span text:style-name="T6">en cada frame. Si tengo dos objetos con continue, uno tiene que tener continue dynamic.<text:line-break/></text:span><text:span text:style-name="T7">Freeze position es para que nunca se mueva en alguna coordenada.<text:line-break/>Freeze rotation es lo mismo pero de rotacion.</text:span></text:p>
      <text:p text:style-name="P10"/>
      <text:p text:style-name="P11">Es mejor que un componente ya este agregado y tenerlo desactivado en lugar de no tenerlo y agregarlo en el runtime.</text:p>
      <text:p text:style-name="P11"/>
      <text:p text:style-name="P11">El update de la fisica funciona aparte del update del renderizado.</text:p>
      <text:p text:style-name="P11"/>
      <text:p text:style-name="P11"/>
      <text:p text:style-name="P12">Es mejor hacer una variable y definirla en el start en lugar de usar getcomponent en el update.</text:p>
      <text:p text:style-name="P13">Se crea una variable del tipo del componente que necesitamos y la definimos.</text:p>
      <text:p text:style-name="P13">El unico componente que se obtiene sin el getcomponent es el transform.</text:p>
      <text:p text:style-name="P13"/>
      <text:p text:style-name="P13">.<text:span text:style-name="T48">enable es para apagar o prender el componente.</text:span></text:p>
      <text:p text:style-name="P14">Delta Time es la diferencia entre frame y frame.</text:p>
      <text:p text:style-name="P14"/>
      <text:p text:style-name="P15">En los coliders estan los physics materials, los cuales se crean en los assets.</text:p>
      <text:p text:style-name="P16">Tiene bounce para rebotar y friccion, friction combine y bounce combine en el cual definis que es lo que pasa cuando dos objetos interactuan.</text:p>
      <text:p text:style-name="P16"/>
      <text:p text:style-name="P16"/>
      <text:p text:style-name="P16"/>
      <text:p text:style-name="P17"><text:soft-page-break/>Oncolision events, para detectar colision se necesita como minimo que en dos objetos hayan colliders y en al menos uno haya rigidbody <text:span text:style-name="T49">(si no tiene fisica no detecta la colision)</text:span></text:p>
      <text:p text:style-name="P17"/>
      <text:p text:style-name="P18">void OnCollisionEnter() esto se activa apenas colisiona</text:p>
      <text:p text:style-name="P18">void OnCollisionStay() este mientras colisiona <text:span text:style-name="T50">(si se quedan quietos ambos y deja de funcionar la fisica ya no cuenta la colision)</text:span></text:p>
      <text:p text:style-name="P18">void OnCollisionExit() una vez antes de dejar de colisionar</text:p>
      <text:p text:style-name="P18"/>
      <text:p text:style-name="P20">Unity puede pasar el parametro (Collision col) si lo pido</text:p>
      <text:p text:style-name="P18"/>
      <text:p text:style-name="P22">Se puede usar el GameObjet.tag.Equals(“”); para conseguir el tag que es una forma de identificar un objetosin usar el nombre (lo cual no seria correcto)</text:p>
      <text:p text:style-name="P22"/>
      <text:p text:style-name="P23">En cuanto a los tags de la <text:s/>camara, solo una se tagea como main camera. <text:span text:style-name="T52">(Camera.main)</text:span></text:p>
      <text:p text:style-name="P23"/>
      <text:p text:style-name="P24">Random.Range(0,2) las posibilidades serian 0 y 1</text:p>
      <text:p text:style-name="P24"/>
      <text:p text:style-name="P25">AddTorque es para fuerza de rotacion (funciona como el addforce)</text:p>
      <text:p text:style-name="P25"/>
      <text:p text:style-name="P26">Input.GetKey es constante</text:p>
      <text:p text:style-name="P26">Input.GetKeyDown cuando apretas</text:p>
      <text:p text:style-name="P26">Input.GetKeyUp cuando suelto</text:p>
      <text:p text:style-name="P26"/>
      <text:p text:style-name="P26">Todas tienen un KeyCode</text:p>
      <text:p text:style-name="P26"/>
      <text:p text:style-name="P27">Create Material &gt; Skybox</text:p>
      <text:p text:style-name="P27">El skybox es un cubo que se renderiza con el cual estan definidos los 6 lados para ver el cielo/fondo</text:p>
      <text:p text:style-name="P27">Se puede cambiar el default skybox en windows &gt; lightning (o tirandolo en el mundo directamente</text:p>
      <text:p text:style-name="P27">Cada camara puede tener su propio skybox <text:span text:style-name="T53">incluso si muestran los mismos objetos</text:span></text:p>
      <text:p text:style-name="P27"/>
      <text:p text:style-name="P28">Viewport rent es para que la camara ocupe menos espacio en la pantalla, pero mostrando lo mismo</text:p>
      <text:p text:style-name="P28"/>
      <text:p text:style-name="P29">Player</text:p>
      <text:p text:style-name="P29"><text:tab/>Player Camera (poner que renderice todo menos el arma en el Culling Mask)</text:p>
      <text:p text:style-name="P29"><text:tab/>Arma</text:p>
      <text:p text:style-name="P29"><text:tab/><text:tab/>Arma Camera (que solo renderice el arma en el Culling Mask)</text:p>
      <text:p text:style-name="P29"/>
      <text:p text:style-name="P29">Poner el depth mas grande para que primero se renderice el arma</text:p>
      <text:p text:style-name="P29"/>
      <text:p text:style-name="P30">Ctrl + movimiento en las flechitas mueve de a 1 unidad en unity (la unidad puede redefinirse si quiero que lo mueva de a menos o de a mas)</text:p>
      <text:p text:style-name="P30"/>
      <text:p text:style-name="P31">Un objeto que se mueve tiene que tener rigidbody, incluso si pienso dejarlo estatico <text:span text:style-name="T54">con kinematic</text:span> y moverlo con el transform. Un objeto sin rigidbody no debe moverse.</text:p>
      <text:p text:style-name="P31"/>
      <text:p text:style-name="P32">Velocity para el movimiento comun</text:p>
      <text:p text:style-name="P32">Angular Velocity para el giro</text:p>
      <text:p text:style-name="P32"/>
      <text:p text:style-name="P32">Estos no deben cambiarse, se debe cambiar todo con addforce o addtorque, aunque a la hora de eliminar la velocidad tiene sentido usarlo</text:p>
      <text:p text:style-name="P32"/>
      <text:p text:style-name="P32">rigidbody.velocity = Vector3.zero;</text:p>
      <text:p text:style-name="P32"><text:soft-page-break/>rigidbody.angularVelocity = Vector3.zero;</text:p>
      <text:p text:style-name="P32"/>
      <text:p text:style-name="P33">El trigger es un objeto que tiene collider, pero no genera colisiones, no choca, pero puede funcionar como sensor.</text:p>
      <text:p text:style-name="P33"/>
      <text:p text:style-name="P19">void On<text:span text:style-name="T55">Trigger</text:span>Enter() esto se activa apenas <text:span text:style-name="T55">entra</text:span></text:p>
      <text:p text:style-name="P19">void On<text:span text:style-name="T55">Trigger</text:span>Stay() este mientras <text:span text:style-name="T55">esta dentro</text:span></text:p>
      <text:p text:style-name="P19">void On<text:span text:style-name="T55">Trigger</text:span>Exit() <text:span text:style-name="T55">cuando sale</text:span></text:p>
      <text:p text:style-name="P19"/>
      <text:p text:style-name="P21">Unity puede pasar el parametro (<text:span text:style-name="T55">Collider</text:span> col) si lo pido</text:p>
      <text:p text:style-name="P21"/>
      <text:p text:style-name="P34">ForceMode por default es Force</text:p>
      <text:p text:style-name="P34">El impulse da una fuerza inmediata</text:p>
      <text:p text:style-name="P34">Acceleration y Velocitychange son lo mismo que Force e Impulse, pero sin contar la masa</text:p>
      <text:p text:style-name="P34"/>
      <text:p text:style-name="P35">OnMouseDown() es para cuando se hace click, se le puede poner a un objeto para que funcione al clickearlo, <text:span text:style-name="T56">es una funcion que necesita un objeto con collider</text:span></text:p>
      <text:p text:style-name="P35"/>
      <text:p text:style-name="P36">OnMouseUp()</text:p>
      <text:p text:style-name="P36">OnMouseDrag() al arrastrar</text:p>
      <text:p text:style-name="P36">OnMouseEnter() cuando el puntero entra</text:p>
      <text:p text:style-name="P36">OnMouseExit() cuando el puntero sale</text:p>
      <text:p text:style-name="P36">OnMouseUpAsButtom() para que se tenga que hacer todo el click dentro del objeto</text:p>
      <text:p text:style-name="P36">etc, todo esto se hace con objetos que tengan collider</text:p>
      <text:p text:style-name="P38">Esto funciona solo en el objeto que tenga el scritp, no sirve si tiene hijos</text:p>
      <text:p text:style-name="P38"/>
      <text:p text:style-name="P37"/>
      <text:p text:style-name="P39">El prefab es un game object pero hecho archivo y se puede instanciar prefabs que se convierten en game objects.</text:p>
      <text:p text:style-name="P40">Un game object que llevamos a la parte de project se vuelve un prefab, una especie de molde para game objects.</text:p>
      <text:p text:style-name="P40">Al cambiar algun componente del prefab se cambian todos los game objects instanciados de ese prefab.</text:p>
      <text:p text:style-name="P40"/>
      <text:p text:style-name="P40"/>
      <text:p text:style-name="P41">public GameObject koopaPrefab; este es publico para poder poner el prefab en el espacio</text:p>
      <text:p text:style-name="P41">private GameObject koopaGameobject; la referencia</text:p>
      <text:p text:style-name="P40"/>
      <text:p text:style-name="P41">en el start</text:p>
      <text:p text:style-name="P41"><text:span text:style-name="T57">koopaGameobject = </text:span>Instantiate(koopaPrefab, koopaPrefab.transform.position, koopaPrefab.transform.rotation);</text:p>
      <text:p text:style-name="P41"/>
      <text:p text:style-name="P42">Un prefab puede tener game objects adentro, entonces cuando se instancia ya tiene sus objetos.</text:p>
      <text:p text:style-name="P42">No se puede tener un prefab dentro de otro.</text:p>
      <text:p text:style-name="P42"/>
      <text:p text:style-name="P44"><text:span text:style-name="T58">pu</text:span>blic <text:span text:style-name="T58">Transform cubePos; el lugar donde lo voy a instancear, al estar en public se puede agregar un transform, si tiras un game object va a ser el transform de ese game object siempre</text:span></text:p>
      <text:p text:style-name="P44"/>
      <text:p text:style-name="P45">Invoke (“instantiateCube”, 1,0f); para activar una funcion del mismo script despues de cierto tiempo.</text:p>
      <text:p text:style-name="P45"><text:soft-page-break/>InvokeRepeating (“instantiateCube”, startTime, repeat); activar una funcion del mismo script despues de cierto tiempo y repetirlo cada tanto.</text:p>
      <text:p text:style-name="P45"/>
      <text:p text:style-name="P46"><text:span text:style-name="T59">T</text:span>ransform.setParent para poner un padre, parent = null para sacarlo</text:p>
      <text:p text:style-name="P47">Destroy(); es para destruir, lo contrario a instanciar.</text:p>
      <text:p text:style-name="P52">Acepta dos parametros, un gameObject que es lo que quiero destruir y un float que es un timer de cuando se destruye desde que se activa <text:s/>el metodo.</text:p>
      <text:p text:style-name="P47"/>
      <text:p text:style-name="P47">Si pongo Destroy(this); destruye el script, para destruir el objeto necesito poner Destroy(gameObject);</text:p>
      <text:p text:style-name="P47"/>
      <text:p text:style-name="P48">transform.LookAt(); <text:span text:style-name="T60">es para hacer que un objeto mire a un lugar</text:span></text:p>
      <text:p text:style-name="P48"/>
      <text:p text:style-name="P49">void LateUpdate ()<text:line-break/>{<text:line-break/>}</text:p>
      <text:p text:style-name="P49">Es como un exit frame (no exactamente, pero es algo asi), es un update que se manda despues del update y antes del renderizado, Unity no te asegura a cual Update llama primero, por eso se usa el LateUpdate.</text:p>
      <text:p text:style-name="P49"/>
      <text:p text:style-name="P50">GameObject.Find(“Player”); esto busca el objeto de nombre Player<text:line-break/>GameObject.FindGameObjectWithTag(“”): esto busca lo mismo, pero usando el tag</text:p>
      <text:p text:style-name="P50"/>
      <text:p text:style-name="P51">Los metodos de busqueda son costosos</text:p>
      <text:p text:style-name="P51"/>
      <text:p text:style-name="P53">gameObject.SendMessage (“CambiarColor”); esto manda un mensaje para que se llame un metodo con el nombre CambiarColor <text:span text:style-name="T61">(debe heredar de monobeheavior)</text:span>.<text:line-break/>Tiene variantes Upwards para padre, etc y Broadcast para hijo, etc. <text:span text:style-name="T62">(lo hace con todos los de arriba y todos los de abajo)</text:span><text:line-break/>Estos metodos son costosos</text:p>
      <text:p text:style-name="P53"/>
      <text:p text:style-name="P54">desde el transform se puede setear padre, etc<text:line-break/>transform.SetParent();</text:p>
      <text:p text:style-name="P54"/>
      <text:p text:style-name="P54"/>
      <text:p text:style-name="P58"><text:soft-page-break/>Random.onUnitSphere</text:p>
      <text:p text:style-name="P58"/>
      <text:p text:style-name="P58"/>
      <text:p text:style-name="P55">Physics.OverlapSphere(posicion, radio);<text:line-break/>Crea una esfera imaginara y agarra todos los colliders dentro de la esfera, devuelve un array de colliders. La misma idea es con Box o Capsule.</text:p>
      <text:p text:style-name="P55"/>
      <text:p text:style-name="P55">collider.attachedRigidbody es una forma performante de obtener un rigidbody desde el collider</text:p>
      <text:p text:style-name="P55"/>
      <text:p text:style-name="P56">Input.GetMouseButton (0);<text:line-break/>Input.GetMouseButtonDown (0);<text:line-break/>Input.GetMouseButtonUp (0);</text:p>
      <text:p text:style-name="P56">0, es un click, 1 el otro y 2 la wheel</text:p>
      <text:p text:style-name="P57"/>
      <text:p text:style-name="P57">float movimiento = Input.GetAxis (“Horizontal”);<text:line-break/>Lo que recibe es el mapeo, un tag del manager<text:line-break/>Esto guardaria 1 o -1 segun lo que pase el input manager si se apreto izquierda o derecha</text:p>
      <text:p text:style-name="P57"/>
      <text:p text:style-name="P59">void Awake()<text:line-break/><text:span text:style-name="T63">Se llama solo una vez cuando es creado o activado.</text:span></text:p>
      <text:p text:style-name="P59">void OnEnable()<text:line-break/>Este se activa cada vez que se prende el objeto.</text:p>
      <text:p text:style-name="P60">void Start()<text:line-break/><text:span text:style-name="T63">Se llama solo una vez cuando es creado o activado.<text:line-break/>Todos los start se llaman al mismo tiempo, no llama a un start adentro de otro start)</text:span></text:p>
      <text:p text:style-name="P59">Estos 3 se activan cuando se inicia el objeto si esta activo, si el objeto se crea estando apagado ninguno se ejecuta.</text:p>
      <text:p text:style-name="P59"/>
      <text:p text:style-name="P59">void OnDisable()<text:line-break/>Este se activa cada vez que se apaga el objeto.</text:p>
      <text:p text:style-name="P59"/>
      <text:p text:style-name="P61">Edit &gt; Proejct settings &gt; script excecution order<text:line-break/>Esto es para definir el orden de ejecucion de los scripts que hago</text:p>
      <text:p text:style-name="P62">Ver script lifecycle flowchart en unity</text:p>
      <text:p text:style-name="P62"/>
      <text:p text:style-name="P64"><text:soft-page-break/>void FixedUpdate()<text:line-break/>Fisica, <text:span text:style-name="T64">en este no se depende de los fps, puede llegar a llamarse varias veces comparado al Update</text:span></text:p>
      <text:p text:style-name="P63">void Update()<text:line-break/>Para input, mover cosas no fisicas, game logic, <text:span text:style-name="T65">timers</text:span></text:p>
      <text:p text:style-name="P63">LateUpdate()<text:line-break/>Cosas que quiero hacer al finalizar, sabiendo que ya paso por el update</text:p>
      <text:p text:style-name="P63"/>
      <text:p text:style-name="P63"/>
      <text:p text:style-name="P65">Para evitar que unas cosas choquen con otras que no deberian (sin apagar los colliders) se usan layers (junto al tag)</text:p>
      <text:p text:style-name="P65">Edit &gt; Project settings &gt; Physics <text:span text:style-name="T66">&gt; Layer Collision Matrix</text:span></text:p>
      <text:p text:style-name="P65"/>
      <text:p text:style-name="P65"/>
      <text:p text:style-name="P66">Effects &gt; Particle system<text:line-break/>Si vos pones play en el padre se ejecutan las particulas hijas.</text:p>
      <text:p text:style-name="P66"/>
      <text:p text:style-name="P67">Raycast sin fin<text:line-break/>Linecast principio y fin<text:line-break/><text:line-break/><text:span text:style-name="T67">Necesita que tenga un collider</text:span><text:line-break/><text:line-break/><text:span text:style-name="T67">Physics.Linecast(start, end); &lt;&lt;&lt; (start, end, layermask) &lt;&lt; (start, end, out hit), el out es para que me esciba esa variable y no haga una copia<text:line-break/>Eso retorna un bool.</text:span></text:p>
      <text:p text:style-name="P68">Debug.DrawLine(start, end, color);<text:line-break/><text:line-break/>El raycast/rayline pueden detectar a quien los lanza<text:line-break/></text:p>
      <text:p text:style-name="P69">Debug.DrawRay(Start, direccion, color);<text:line-break/><text:span text:style-name="T68">Physics.Raycast (start, vector3, <text:s/>out hit);<text:line-break/><text:line-break/>Physics.RaycastAll(); Este no te garanzia el orden</text:span></text:p>
      <text:p text:style-name="P69"><text:line-break/></text:p>
      <text:p text:style-name="P70">Matf.Sin(Time.timeSinceLevelLoad);<text:line-break/><text:span text:style-name="T69">Matf.Lerp(min,max,t);<text:line-break/>Si mando al Lerp(0,1, 0.1); eso da 0.1<text:line-break/></text:span><text:soft-page-break/><text:span text:style-name="T69">Si mando (0, 2, 0.1) ; eso da 0.2 (el 10% de 2, siendo t el porcentaje que busco de 0 a 1 donde 1 es 100%)<text:line-break/>Si me paso del maximo se queda ahi, en ese caso seria en 2<text:line-break/>Lerp(5,61,t); en ese caso si le mando 0 lo deja en 5</text:span></text:p>
      <text:p text:style-name="P70"/>
      <text:p text:style-name="P71">Linecast es mas para una puerta, el Raycast para un disparo</text:p>
      <text:p text:style-name="P71">RaycastHit[] hits;<text:line-break/>RaycastAll() devuelve un array con todos los que colisiono</text:p>
      <text:p text:style-name="P71"/>
      <text:p text:style-name="P72">Vector3.Lerp(startPos, endPos, timer);<text:line-break/>Se va moviendo del punt<text:span text:style-name="T70">o</text:span> A al punto B, <text:span text:style-name="T70">se usan numeros del 0 al 1 para ver en que parte del camino esta</text:span></text:p>
      <text:p text:style-name="P73">Puedo lerpear en colores siendo que en RGB van de 0 a 1;</text:p>
      <text:p text:style-name="P73"/>
      <text:p text:style-name="P73"/>
      <text:p text:style-name="P74">Todos los Fixed Joint necesitan el rigidbody. Es como una union, esta pegado.</text:p>
      <text:p text:style-name="P75">Hinge Joint, el anchor es el punto de anclaje, es para hacer cosas como puertas.</text:p>
      <text:p text:style-name="P75">Conected anchor es la union de las cosas, del anchor y el axis</text:p>
      <text:p text:style-name="P75">Spring hace que presente resistencia</text:p>
      <text:p text:style-name="P75">Damper</text:p>
      <text:p text:style-name="P75">Target posicion</text:p>
      <text:p text:style-name="P76">Contact distance es cuanto antes quiero que bouncee<text:line-break/></text:p>
      <text:p text:style-name="P76"/>
      <text:p text:style-name="P76"/>
      <text:p text:style-name="P77">No es performante lanzar muchas particulas con trigger.</text:p>
      <text:p text:style-name="P76"/>
      <text:p text:style-name="P76"/>
      <text:p text:style-name="P78">UI <text:s/>user interface</text:p>
      <text:p text:style-name="P79">Por escena solo hay un eventsystem, no se suele tocar, es el que trackea los clicks</text:p>
      <text:p text:style-name="P79"/>
      <text:p text:style-name="P79">Si esta overlay siempre esta adelante<text:line-break/>El sceen space camera es para que este atras<text:line-break/></text:p>
      <text:p text:style-name="P81"><text:soft-page-break/>No hay que trabajar en free aspect ratio, hay que trabajar siempre en un display, 16:9 funciona bien (9:16 podria ser para un cel vertical)</text:p>
      <text:p text:style-name="P80"/>
      <text:p text:style-name="P81">Todo lo que es UI tiene rect transform que seria el reemplazo del transform</text:p>
      <text:p text:style-name="P81">Practicamente todo lo que este dentro del canvas tiene rect transform (posiblemetne todo)</text:p>
      <text:p text:style-name="P81"/>
      <text:p text:style-name="P81">En canvas se puede setear el tamaño de la pantalla. El rect transform se maneja en pixeles, el aspect ratio no tiene necesariamente que ver con la resolucion.</text:p>
      <text:p text:style-name="P82">El anchor es para posicionar sin importar la pantalla (como un position absolute en html)<text:line-break/><text:span text:style-name="T71">Si elijo un anchor y pongo posicion 0 0 va a ir al 0 0 del anchor.</text:span></text:p>
      <text:p text:style-name="P83">Los rect transform no se escalan generalmente</text:p>
      <text:p text:style-name="P84">Los fondos no se escalan a mano, se hace co los anchors</text:p>
      <text:p text:style-name="P84">Hay que recordar que el pivote empieza estando en el medio, por lo que si uno dice <text:s/>“quiero que este a 10px de arriba” eso puede cambiar segun la resolucion, ya que el boton podria verse mas grande y eso alteraria por el pivote.</text:p>
      <text:p text:style-name="P84"/>
      <text:p text:style-name="P85"/>
      <text:p text:style-name="P85"/>
      <text:p text:style-name="P85">Cambiar de escena</text:p>
      <text:p text:style-name="P86">Escenas simples y aditivas<text:line-break/><text:span text:style-name="T85">Hacer un cambio de escena que no es aditiva destruye la otra escena<text:line-break/>Al abrir una escena se empiezan sus starts y todo, si la vuelvo a iniciar vuelven a activarse.</text:span></text:p>
      <text:p text:style-name="P85">Hay que hacer using UnityEngine.SceneManagement;</text:p>
      <text:p text:style-name="P85">Se pueden hacer escenas de testeo y despues al buildear se eligen cuales se ponen. La mas importante es la 0 ya que es la que usa Unity para iniciar, lo demas lo podemos arreglar.</text:p>
      <text:p text:style-name="P87">SceneManage<text:span text:style-name="T73">r</text:span>.LoadScene(“NombreDeLaEscena”); <text:span text:style-name="T72">Tambien se puede hacer con el numero de escena puesto al buldiear, pero no es nada recomendable ya que es mas posible que se cambien de lugar por error a que el nombre se modifique.</text:span></text:p>
      <text:p text:style-name="P117">Los botones van en el canvas</text:p>
      <text:p text:style-name="P117">Application.Quit para cerrar el programa</text:p>
      <text:p text:style-name="P87"/>
      <text:p text:style-name="P118">Text mesh pro <text:span text:style-name="T8">(plugin)</text:span></text:p>
      <text:p text:style-name="P88"/>
      <text:p text:style-name="P89">Raw Image es parecido a image, es para cosas estaticas, si se mueve cambua, etc, se usa image</text:p>
      <text:p text:style-name="P89"><text:soft-page-break/>Toogle, un checkbox y metiendo varios en un objeto que tenga tooglegroup se puede hacer que solo se seleccione uno a la vez</text:p>
      <text:p text:style-name="P91">Slider es como la barrita para elegir el volumen y si se elimina el botoncito que tiene puede ser una barra de vida, nivel, etc</text:p>
      <text:p text:style-name="P119"><text:span text:style-name="T4">El scrollbar es la tipica barra de desplazamiento, la cual puede tener pasos (moverse no fluido a proposito), </text:span><text:span text:style-name="T9">en el editor te deja hasta 11 pasos, pero por script se pueden tener mas</text:span></text:p>
      <text:p text:style-name="P92">Dropdown, es para abrir un menu desplegable</text:p>
      <text:p text:style-name="P92">Input field es un box para escribir</text:p>
      <text:p text:style-name="Text_20_body">Scroll view para leer <text:span text:style-name="T9">en una especie de miniventana </text:span>y poder scrollear para abajo</text:p>
      <text:p text:style-name="P91"/>
      <text:p text:style-name="P93">Hay que recordar poner using UnityEngine.UI;</text:p>
      <text:p text:style-name="P90"/>
      <text:p text:style-name="P90"/>
      <text:p text:style-name="P90">?????</text:p>
      <text:p text:style-name="P90"/>
      <text:p text:style-name="P90"/>
      <text:p text:style-name="P94">Lo que mas pesa en los juegos son los sprites/modelos y la musica</text:p>
      <text:p text:style-name="P95">El audio source contiene los audioclip, en general hay solo 3 audiosource, <text:span text:style-name="T74">dos como minimo.</text:span> Uno para efectos, uno para musica, etc.</text:p>
      <text:p text:style-name="P95"/>
      <text:p text:style-name="P118"/>
      <text:p text:style-name="P95">startBtn.onClick.AddListener(nombreFuncion);</text:p>
      <text:p text:style-name="P95"/>
      <text:p text:style-name="P96">public AudioClip coinAudio;<text:line-break/>public AudioSource sonidoAudioSourece;<text:line-break/><text:span text:style-name="T75">public AudioSource musicAudioSource;</text:span></text:p>
      <text:p text:style-name="P96">sonidosAudioSource.clip = coinAudio;<text:line-break/>sonidosAudioSource.Play();</text:p>
      <text:p text:style-name="P96"/>
      <text:p text:style-name="P97">if (musicaAudioSource.isPlaying)<text:line-break/>{<text:line-break/><text:tab/>musicaAudioSource.Stop();<text:line-break/>}</text:p>
      <text:p text:style-name="P97"/>
      <text:p text:style-name="P97"><text:soft-page-break/></text:p>
      <text:p text:style-name="P97">void ChangeMusicVolume(float volume)<text:line-break/>{<text:line-break/><text:tab/><text:span text:style-name="T75">musicAudioSource.volume = volume;</text:span><text:line-break/>} </text:p>
      <text:p text:style-name="P97"/>
      <text:p text:style-name="P98">sonidosAudioSource.PlayDelayed<text:span text:style-name="T76">();</text:span></text:p>
      <text:p text:style-name="P98"/>
      <text:p text:style-name="P98"/>
      <text:p text:style-name="P99">Rever<text:span text:style-name="T77">b</text:span> Zone es un game object que representa la zona esferica en la que <text:span text:style-name="T78">se genera eco en</text:span> un sonido 3D<text:line-break/><text:span text:style-name="T77">Tiene unas configuraciones predefinidas de cueva, etc para que haga los ecos necesarios</text:span></text:p>
      <text:p text:style-name="P100">AudioSource.PlayClipAtPoint(clip, posicion);</text:p>
      <text:p text:style-name="P101">Esto instancia un objeto</text:p>
      <text:p text:style-name="P102"/>
      <text:p text:style-name="P102"/>
      <text:p text:style-name="P102">sonidosAudioSource.PlayOneShot(elclip);<text:line-break/>Con esto se puede hacer play de cosas encima de otras sin tener que parar ninguno ni asignar clips al audiosource</text:p>
      <text:p text:style-name="P102"/>
      <text:p text:style-name="P102"/>
      <text:p text:style-name="P104">El mesh col<text:span text:style-name="T81">l</text:span>ider es un colider que toma la forma del modelo, pero no se suele utilizar, menos para cosas como el terreno o cosas muy estaticas sin rigidbody y simples<text:line-break/><text:span text:style-name="T80">A lo sumo se puede usar el mesh collider de un modelo con menos poligonos y que el que se vea sea el de muchos<text:line-break/></text:span></text:p>
      <text:p text:style-name="P102"/>
      <text:p text:style-name="P102"/>
      <text:p text:style-name="P102"/>
      <text:p text:style-name="P102"/>
      <text:p text:style-name="P103">Las imagenes en los proyectos 2D tienen que estar en texture type sprite<text:line-break/>Sprite renderer es como el mesh renderer<text:line-break/><text:span text:style-name="T79">Para crear los sprites hay que hacerlo en el sprite editor en los assets<text:line-break/>Los sprites tienen flip para espejarlos.<text:line-break/>En 2D los materiales son los que definen la luz o cuanto se ven los sprites, lo mismo su color<text:line-break/>Hay materiales que consideran las luces<text:line-break/></text:span><text:soft-page-break/><text:span text:style-name="T79">El eje z no afecta a la camara, o sea que no se van a achicar las cosas lejanas<text:line-break/>Otra forma de setear cuales van adelante se usa el order in layer, donde el mas grande es el que siempre se ve <text:line-break/>El sorting layer es para agrupar cosas como si fueran tags entonces poner todos los personajes adelante, todo los del fondo atras, etc. Los order in layer funcionan dentro del sorting layer y esto no afecta con z<text:line-break/>El edge collider es una linea y con editar colider se puede armar el terreno de un 2D<text:line-break/>El polygon collider es el equivalente al mesh collider pero para sprites (las lineas que pueden aparecer adentro de formas complejas son para Unity, en realidad los polygon collider son cerrados)<text:line-break/>En el sprite editor se puede cambiar el pivote (poniendo pivote custom)<text:line-break/><text:line-break/>En sprite mode podes poner multiple para las plantillas de varios<text:line-break/>En sprite editor se puede recortar para que agarre los sprites separados, si tienen transparencia se puede usar el boton slice y trim para ir ayudando. El slice safe ayuda a recortar uno manualmente y que los otros sean automaticos, etc. Slice by cell puede ayudar a recortarlos a un tamaño definido, tiles.<text:line-break/><text:line-break/>Pixels for unit es para escalarlo de forma correcta, aunque no esta mal escalarlo de otra forma.<text:line-break/><text:line-break/>El collider 2D solo considera x y, no le importa el z. Un collider 3D no puede colisionar con uno 2D<text:line-break/><text:line-break/>Recordar los nombre 2D<text:line-break/>OnCollisionEnter2D(Collision2D col)<text:line-break/>OnTriggerEnter2D(Collider2D col)<text:line-break/>El transform sigue siendo Vector3, pero varias cosas puede que esten en Vector2</text:span></text:p>
      <text:p text:style-name="P103"/>
      <text:p text:style-name="P103"/>
      <text:p text:style-name="P105">Rigidbody kinematico para usar transform translate de forma correcta<text:line-break/><text:line-break/></text:p>
      <text:p text:style-name="P120">Las coordenadas del viewport siempre son las mismas, no importa la resolucion, ni el punto del mundo, va de 0 a 1.<text:line-break/><text:line-break/><text:span text:style-name="T82">Camera.main.WorldToViewportPoint</text:span><text:span text:style-name="T10">(</text:span><text:span text:style-name="T11">posi</text:span><text:span text:style-name="T12">cion</text:span><text:span text:style-name="T10">)<text:line-break/><text:line-break/></text:span><text:span text:style-name="T12">spriterenderer.bounds.extends size min max son distintos datos del sprite renderer</text:span></text:p>
      <text:p text:style-name="P106"/>
      <text:p text:style-name="P106"/>
      <text:p text:style-name="P106"/>
      <text:p text:style-name="P107"><text:soft-page-break/>Animation<text:line-break/><text:span text:style-name="T83">Si las marco como debug &gt; legacy se puede hacer animtion sin animator<text:line-break/>Pueden haber varias para un objeto<text:line-break/><text:line-break/>Wrap Mode para definir si loopea o no<text:line-break/><text:line-break/>Si prendo la gravedad al final de la animacion solo funcionaria si la animacion funciona una vez porque cuando vuelve a iniciar inicia en false (esto si inicialmente estaba en false).<text:line-break/><text:line-break/>Si se usan animations solos es legacy, pero si se usan animations con animator controller es no legacy<text:line-break/>Animations es para animar un objeeto (un boton por ejemplo) y el animator controller es para estados<text:line-break/>(componente Animation)<text:line-break/>Las coordenadas que toma la animacion son locales, o sea que puedo separarlas poniendole padres diferentes<text:line-break/><text:line-break/>La animacion de sprites es con animator controller<text:line-break/><text:line-break/></text:span></text:p>
      <text:p text:style-name="P108">col.contacts.point</text:p>
      <text:p text:style-name="P108"/>
      <text:p text:style-name="P108">???</text:p>
      <text:p text:style-name="P108"/>
      <text:p text:style-name="P108"/>
      <text:p text:style-name="P109">ScreenToWorld<text:line-break/>WorldToScreen<text:line-break/>(para saber donde esta posicionado en la pantalla)<text:line-break/><text:line-break/><text:span text:style-name="T84">AreaEffector<text:line-break/>El effector tiene que tener su propio box collider con Used by effector activado y el Is Trigger<text:line-break/>Se agrega el componente area effector<text:line-break/>El global o local es por si toma al padre o no<text:line-break/>El angulo en el que aplico la fuerza<text:line-break/><text:line-break/>BuoyancyEffector<text:line-break/>Agua, flotabilidad, densidad<text:line-break/>Surface level<text:line-break/><text:line-break/>En el platform effector no va el Is Trigger<text:line-break/>En 180 los costados colisionan, en menos no.<text:line-break/></text:span><text:soft-page-break/><text:span text:style-name="T84"><text:line-break/>El surface effector es como una cinta transportadora<text:line-break/><text:line-break/><text:line-break/><text:line-break/>Animacion esqueletal<text:line-break/>myAnimator.Play(“nombredelaanimacion”);<text:line-break/>Has exit time<text:line-break/>Haciendo animacion esqueletal se tiene arboles muy grandes y mucho codigo, bien hecho no se pierde performance.<text:line-break/><text:line-break/>Hinge Joint 2D<text:line-break/>Es como un pivote que sirve para hacer cosas como puertas, sube y baja, etc.<text:line-break/>Con el Use Motor gira solo a la velocidad que le pongamos.<text:line-break/>Angle Limit es para limitar hasta donde puede girar, como una puerta por ej.<text:line-break/>Connected Rigid Body es para que este unido a un rigidbody<text:line-break/>Todo esto puede ayudar a hacer un efecto de arrastre<text:line-break/><text:line-break/>Distance Joint 2D<text:line-break/>Es como para hacer un pendulo, o una cuerda ninja.<text:line-break/><text:line-break/>Spring Joint 2D<text:line-break/>Para hacer un resorte.<text:line-break/><text:line-break/>Fixed Joint 2D<text:line-break/>Es para hacer un trampolin de pileta.<text:line-break/>Se pueden conectar los fixed joint en el connected rigidbody para hacer trampolines largos con efectos.<text:line-break/><text:line-break/></text:span></text:p>
      <text:p text:style-name="P109"/>
      <text:p text:style-name="P109"/>
      <text:p text:style-name="P109"/>
      <text:p text:style-name="P110">En el instantiate despues del quaternion se puede poner el transform del que quiero que sea parent.<text:line-break/><text:line-break/></text:p>
      <text:p text:style-name="P111">Build settings ponemos las escenas y solo importa el orden de la 0 que es la primera que aparece.<text:line-break/><text:span text:style-name="T86">Esto es lo priemro que deberia setearse<text:line-break/>En player settings se ponen algunos datos como el nombre de compañia etc.<text:line-break/><text:line-break/></text:span></text:p>
      <text:p text:style-name="P111"><text:soft-page-break/></text:p>
      <text:p text:style-name="P111">????</text:p>
      <text:p text:style-name="P112"><text:line-break/><text:span text:style-name="T87">poner en el script using AI y una referencia al transform de un jugador<text:line-break/>set detination(player)<text:line-break/><text:line-break/>En windows navigation<text:line-break/>En areas se pone el cost de las areas y luego se bakea, esto del costo es para que el algoritmo de pathfinding sepa si debe esquivar un area o no para poder alcanzar su objetivo de manera optima<text:line-break/><text:line-break/>en object navigation static (esto para lo que seria el suelo y no debe tener nav mesh agent)<text:line-break/><text:line-break/>Componente nav mesh agent<text:line-break/>Con este componente los enemigos no necesitan su colider, con esto unity se encarga de calcular las colisiones entre enemigos<text:line-break/><text:line-break/>Base offset es para subir o bajar el collider<text:line-break/>Speed es velocidad, angular es para cuando esta inclinado, aceleracion es para que vaya mas rapido o no|<text:line-break/>Stopping distance es a la distancia que va a parar de su objetivo (para un arquero por ejemplo)<text:line-break/>Autobreaking es para que pueda frenar en seco<text:line-break/>El radius es como el radio del collider, el height es la altura de ese colider<text:line-break/>Quality es el nivel de calidad de collision que quiero, usar none no lo calcula, pero lo recomendado es que los enemigos mas importantes sean los que tengan mayor nivel, high, mientras que si tengo muchos simples use low. Tener todos en high no seria performante.<text:line-break/>Priority es el nivel de importancia para llegar al destination, el menor numero es el mas importante, por lo tanto es el que va a llegar mejor al destino, si son iguales pareciera que pelean por llegar.|<text:line-break/><text:line-break/>En principio tengo un nav mesh por escena, el nav mesh en el suelo es para que la computadora sepa donde navegar correctamente<text:line-break/><text:line-break/>Los terrenos son navitarion static y se les pone walkeable etc<text:line-break/><text:line-break/><text:line-break/>Character controller<text:line-break/><text:line-break/>En bake<text:line-break/>Agent radius es para definir lso limites del mapa<text:line-break/>Height es la altura<text:line-break/>Max slope es hasta que angulo maximo pueden caminar, o sea por que rampas pueden ir<text:line-break/>Step height es para calcular escalones y que pueda subirlos<text:line-break/>Manual voxel size es para que calcule mas detalladamente (perdiendo performance, pero no la performance del juego en si, sino del bakeo, aunque igualmente la performance del juego si baja, </text:span><text:soft-page-break/><text:span text:style-name="T87">pero no de forma tan notoria), mientras mas alto menos detalle.<text:line-break/>Min region area es el minimo de area que tiene que tener el suelo para que lo calcule<text:line-break/><text:line-break/>En object generate offmesh links<text:line-break/><text:line-break/>En bake<text:line-break/>Jump distance para ir de un lugar a otro, si es que esta el generate offmesh links activado y dependiendo de donde este activado el offmesh va para un lado o para ambos. El jump distance va para adelante, no para arriba.<text:line-break/>El drop height es cuanto puede caer (con el offmesh activado)<text:line-break/><text:line-break/><text:line-break/>Un obstaculo estatico puede simplemente ser algo de mucha altura o ser directamente no walkable<text:line-break/><text:line-break/><text:line-break/><text:line-break/>Si uno quiere poner un rigidbody a los enemigos deben ser kinematicos<text:line-break/><text:line-break/>myMeshAgent.remainingDistance es la distancia a la que esta el personaje de su objetivo<text:line-break/><text:line-break/>Si necesito seguir a alguien constantemente es recomendable hacer un timer en el update y no hacer directamente el setDestination constante.</text:span></text:p>
      <text:p text:style-name="P112"/>
      <text:p text:style-name="P115">El navMesh necesita un meshrenderer para bakear, si necesito hacer un suelo invisible deberia sacar el material o desactivar el mesh despues de bakear</text:p>
      <text:p text:style-name="P112"/>
      <text:p text:style-name="P112"/>
      <text:p text:style-name="P112"/>
      <text:p text:style-name="P113">GameObject 3D Ragdoll</text:p>
      <text:p text:style-name="P114"><text:line-break/><text:span text:style-name="T88">Corutinas simulan multi threading<text:line-break/><text:line-break/>StartCoroutine(ImprimirTexto);<text:line-break/><text:line-break/>private Ienumerator ImprimirTexto()<text:line-break/>{<text:line-break/><text:tab/>Debug.Log(“Hola”);<text:line-break/><text:tab/>yield return null;<text:line-break/><text:tab/>Debug.Log(“Chau”);<text:line-break/>}<text:line-break/>El yield hace que se vaya de la funcion, pero que en el siguiente frame vuelva en el mismo lugar </text:span><text:soft-page-break/><text:span text:style-name="T88">donde estaba el yield.<text:line-break/><text:line-break/>yield return new WaitForSeconds(3.0f);<text:line-break/>Con esto esperaria 3 segundos antes de volver al yield<text:line-break/><text:line-break/>Esto metido en un while genera un efecto similar al update.<text:line-break/><text:line-break/><text:line-break/><text:line-break/><text:line-break/><text:line-break/><text:line-break/>Para cosas que tengan el mismo material y color se debe usar un sharedmaterial<text:line-break/><text:line-break/>GetHashCode es para obtener la direccion de memoria, no permite pisarla (es de C#)</text:span></text:p>
      <text:p text:style-name="P114"/>
      <text:p text:style-name="P114"><text:line-break/><text:line-break/><text:line-break/><text:span text:style-name="T89">Off Mesh Link</text:span></text:p>
      <text:p text:style-name="P114"/>
      <text:p text:style-name="P114"/>
      <text:p text:style-name="Text_20_body">Character controller<text:line-break/>Va sin collider, <text:span text:style-name="T17">igual el character controler le da uno propio,</text:span> se le puede agregar rigidbody, pero con cuidado, <text:span text:style-name="T16">la idea es controlar el personaje sin fisica. </text:span><text:span text:style-name="T17">El skin width es cuanto dejas que otro entre en vos.</text:span><text:line-break/><text:line-break/>LOD level of detail<text:line-break/><text:span text:style-name="T90">Calidad de los modelos segun la distancia<text:line-break/>Hace un cambio de mesh, se hacen de 3 a 5 objetos<text:line-break/>LOD group 0 cerca, 1 no tan cerca, etc… Culled es cuando ya no se ve<text:line-break/>Se pueden borrar o agregar esos grupos<text:line-break/>Fade mode es para que haya una transicion entre uno y otro, para que el cambio entre mesh sea mas natural, es recomendable si hay un cambio muy cercano a la camara<text:line-break/><text:line-break/>RenderTexture, es para tener una textura que se actualice dinamicamente. Se pone esa textura en un material.<text:line-break/>La camara tiene una parte de “target texture” en la cual se deja la textura con la que quiero renderizar<text:line-break/>El RenderTextyre tiene opciones como anti-aliasing (que no se note el pixelado en los bordes), size, etc.<text:line-break/><text:line-break/></text:span><text:soft-page-break/><text:span text:style-name="T90">Halo, es una particula, pero no esta entre las particulas, no emite luz, es solo un efecto. Podria servir para hacer luciernagas, o fog.<text:line-break/><text:line-break/>Lens Flare, es una luz del tipo de reflejo que hace el sol en la camara. Se le agrega un flare al componente.<text:line-break/>Algunos ya vienen con color por lo que con dejarlos en blanco alcanza.<text:line-break/>Se puede modificar el brillo, el fade speed de cuando deseas que deje de verse el brillo.<text:line-break/>Directional para que este del otro lado (se veria al girar la camara).<text:line-break/><text:line-break/>Light son distintos tipo de luz. Spotlight por ejemplo.<text:line-break/><text:line-break/>Cookies es una textura que se pone y la luz hace como un juego de sombras con ella. Por ejemplo las sombras de una celda, sin tener el mesh de la celda.<text:line-break/>En la textura de la cookie tiene que </text:span><text:span text:style-name="T13">estar</text:span><text:span text:style-name="T14"> la opcion cookie en texture type y el tipo de luz a utilizar en light type. </text:span><text:span text:style-name="T15">Si la textyra esta como escala de grises se ve como si fuera un proyector.<text:line-break/><text:line-break/></text:span></text:p>
      <text:p text:style-name="P116"/>
      <text:p text:style-name="Text_20_body"><text:span text:style-name="T15">E</text:span><text:span text:style-name="T4">l normal map es para los relieves, eso puede etar en los materials.<text:line-break/><text:line-break/>Un modelo viejo no tiene animator controller, tiene animations.<text:line-break/></text:span><text:span text:style-name="T18">La animation que esta puesta es la default, la que se acriva con myAniation.Play();<text:line-break/>En el size se pone la cantidad de animaciones y luego se van poniendo una por una.<text:line-break/>A play se le puede pasar un string con el nombre de la animacion a poner, por lo que se suele hacer<text:line-break/>if input...leftarrow miAnimation.Play(RUN_LEFT); etc. Donde RUN_LEFT es una variable string con el nombre de la animacion para la izquierda.<text:line-break/><text:line-break/></text:span><text:span text:style-name="T19">Skinned Mesh Renderer, es como el mesh renderer, pero para animacion.<text:line-break/></text:span><text:span text:style-name="T20">En quality se pone cuantos bones puede afectar una animacion, por lo que al poner mas se nota mejor el movimiento de los huesos y eso le da mayor calidad.<text:line-break/></text:span><text:span text:style-name="T21">Update when offscreen es para que se updatee cuando no esta en pantalla.<text:line-break/></text:span><text:span text:style-name="T22">Los bounds son el espacio en el que se maneja la animacion.<text:line-break/></text:span><text:span text:style-name="T25">Para calcular las cosas el skinned mesh renderer necesita el root bone.</text:span><text:span text:style-name="T22"><text:line-break/></text:span><text:span text:style-name="T23"><text:line-break/></text:span><text:span text:style-name="T24">Si funciona con animator s</text:span><text:span text:style-name="T23">e pone el modelo y en los animators de ser necesario creamos un animator </text:span><text:span text:style-name="T24">(aunque puede venir ya hecho)</text:span><text:span text:style-name="T23">, se agarran todas las animaciones y se tiran en el animator, por lo que aparecen los estados, cada estado con su motion que seria la animacion corresponiente para ese estado.<text:line-break/></text:span><text:span text:style-name="T24">Se hacen los triggers, etc, como en la animacion 2D.<text:line-break/><text:line-break/><text:line-break/><text:line-break/><text:line-break/></text:span><text:soft-page-break/><text:span text:style-name="T26">Particle<text:line-break/></text:span><text:span text:style-name="T27">Triggers, se prende y hay colider, en los espacios se ponen triggers (coliders con is trigger)<text:line-break/>Las opciones definen que pasa cuando llega al trigger o antes de ir etc, callback es para poder usarlo en script.<text:line-break/><text:line-break/></text:span><text:span text:style-name="T28">Teniendo un ParticleSystem myPS<text:line-break/>myPS = Getcomp…&lt;ParticleSystem&gt;();<text:line-break/><text:line-break/>En </text:span><text:span text:style-name="T29">void OnParticleTrigger()</text:span><text:span text:style-name="T28"><text:line-break/>List&lt;ParticleSystem&gt; particlesEnter = new list&lt;ParticleSystem&gt;();<text:line-break/>int countParticles = myPS.GetTriggerParticles(ParticleSystemTriggerEventType.Enter, particlesEnter);<text:line-break/><text:line-break/></text:span><text:span text:style-name="T46">S</text:span><text:span text:style-name="T31">e pueden hacer cambios en las particulas, pero despues de eso se debe hacer un<text:line-break/>myPS.SetTriggerParticles(ParticleSystemTriggerEventType.Enter, particlesEnter);<text:line-break/><text:line-break/></text:span><text:span text:style-name="T32">Hacer cosas con particulas es bastante costoso, por eso tiene pocas cosas.<text:line-break/><text:line-break/><text:line-break/></text:span><text:span text:style-name="T33">El Radius Scale es que tan lejos del trigger entra.<text:line-break/><text:line-break/></text:span><text:span text:style-name="T34">ParticleSystemTriggerEventType tiene Enter, Exit, Inside, Outside segun lo que necesitemos.|<text:line-break/></text:span><text:span text:style-name="T35">Usando los distitnos metodos se pueden activar varios callback en el mismo script.<text:line-break/><text:line-break/></text:span><text:span text:style-name="T37">Con</text:span><text:span text:style-name="T36"> material </text:span><text:span text:style-name="T37">y</text:span><text:span text:style-name="T36"> mesh </text:span><text:span text:style-name="T37">se pueden hacer que </text:span><text:span text:style-name="T36">las particulas sean pequeñas armas por ejemplo.<text:line-break/><text:line-break/></text:span></text:p>
      <text:p text:style-name="P121"><text:span text:style-name="T36">S</text:span><text:span text:style-name="T30">e puede hacer que las particulas colisionen en un plano, un plano completo e infinito. </text:span><text:span text:style-name="T38">En la parte de colision se puede poner si rebota poco o nada y cuanta vida pierde la particula. La calidad de la colision. </text:span><text:span text:style-name="T39">Con collider force la particula puede llegar a empujar a los objetos de collider dinamico.<text:line-break/></text:span><text:span text:style-name="T40">Tiene una parte de send colission message, que se similar a lo que hacer el callback de los triggers.<text:line-break/></text:span><text:span text:style-name="T41">Se capta en void OnParticleCollision (GameObject obj)<text:line-break/><text:line-break/></text:span><text:span text:style-name="T42"><text:line-break/>Trail renderer, Lo moves, empieza a crear renderer por donde va el objeto y luego del tiempo puesto se destruye. </text:span><text:span text:style-name="T43">Min vertex <text:s/>distance es la distancia minima que debe recorrer para que sea creado.<text:line-break/></text:span><text:span text:style-name="T44">Se le pueden agregar materiales<text:line-break/><text:line-break/></text:span><text:span text:style-name="T45">Line renderer dibuja una linea conectando los puntos que le agregemos.<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9:20:34.570000000</meta:creation-date>
    <meta:generator>LibreOffice/5.3.2.2$Windows_x86 LibreOffice_project/6cd4f1ef626f15116896b1d8e1398b56da0d0ee1</meta:generator>
    <dc:date>2017-12-12T21:49:46.364000000</dc:date>
    <meta:editing-duration>P1DT13H43M4S</meta:editing-duration>
    <meta:editing-cycles>235</meta:editing-cycles>
    <meta:document-statistic meta:table-count="0" meta:image-count="0" meta:object-count="0" meta:page-count="18" meta:paragraph-count="188" meta:word-count="4685" meta:character-count="27782" meta:non-whitespace-character-count="23163"/>
  </office:meta>
</office:document-meta>
</file>